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6.424cm" svg:height="8.293cm" svg:x="1.617cm" svg:y="2.533cm">
            <draw:object draw:notify-on-update-of-ranges="Tabelle1.A1:Tabelle1.A1 Tabelle1.A2:Tabelle1.A2 Tabelle1.B1:Tabelle1.B1 Tabelle1.B2:Tabelle1.B2 Tabelle1.C1:Tabelle1.C1 Tabelle1.C2:Tabelle1.C2 Tabelle1.D1:Tabelle1.D1 Tabelle1.D2:Tabelle1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4.139cm" svg:height="13.706cm" svg:x="9.588cm" svg:y="11.52cm">
            <draw:object draw:notify-on-update-of-ranges="Tabelle1.A29:Tabelle1.A29 Tabelle1.B29:Tabelle1.D29 Tabelle1.A30:Tabelle1.A30 Tabelle1.B30:Tabelle1.D30 Tabelle1.A31:Tabelle1.A31 Tabelle1.B31:Tabelle1.D31 Tabelle1.A32:Tabelle1.A32 Tabelle1.B32:Tabelle1.D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Mitglied 1</text:p>
          </table:table-cell>
          <table:table-cell office:value-type="string">
            <text:p>Mitglied 2</text:p>
          </table:table-cell>
          <table:table-cell office:value-type="string">
            <text:p>Mitglied 3</text:p>
          </table:table-cell>
          <table:table-cell office:value-type="string">
            <text:p>Mitglied 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 table:number-rows-repeated="26">
          <table:table-cell table:number-columns-repeated="4"/>
        </table:table-row>
        <table:table-row table:style-name="ro1">
          <table:table-cell/>
          <table:table-cell office:value-type="string">
            <text:p>Iteration 1</text:p>
          </table:table-cell>
          <table:table-cell office:value-type="string">
            <text:p>Iteration 2</text:p>
          </table:table-cell>
          <table:table-cell office:value-type="string">
            <text:p>Iteration 3</text:p>
          </table:table-cell>
        </table:table-row>
        <table:table-row table:style-name="ro1">
          <table:table-cell office:value-type="string">
            <text:p>Stunden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Story Points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Velocity</text:p>
          </table:table-cell>
          <table:table-cell table:formula="of:=[.B30]/[.B31]" office:value-type="float" office:value="2.70833333333333">
            <text:p>2,7083333333</text:p>
          </table:table-cell>
          <table:table-cell table:formula="of:=[.C30]/[.C31]" office:value-type="float" office:value="2.85185185185185">
            <text:p>2,8518518519</text:p>
          </table:table-cell>
          <table:table-cell table:formula="of:=[.D30]/[.D31]" office:value-type="float" office:value="2.18181818181818">
            <text:p>2,1818181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.00.0000</text:date>, <text:time style:data-style-name="N2" text:time-value="0000-00-00T10:40:27.6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0:27:00.43</meta:creation-date>
    <dc:date>2013-11-21T11:28:30.04</dc:date>
    <meta:editing-duration>P0D</meta:editing-duration>
    <meta:editing-cycles>2</meta:editing-cycles>
    <meta:generator>LibreOffice/3.6$Windows_x86 LibreOffice_project/58f22d5-270d05a-e2abed1-ea17a85-9b5702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25cm" svg:height="8.294cm" xlink:href=".." xlink:type="simple" chart:class="chart:bar" chart:style-name="ch1">
        <chart:legend svg:x="4.93cm" svg:y="0.487cm" style:legend-expansion="custom" chartooo:width="16.563cm" chartooo:height="1.038cm" style:legend-expansion-aspect-ratio="15.9566473988439" chart:style-name="ch2"/>
        <chart:plot-area chart:style-name="ch3" table:cell-range-address="Tabelle1.A1:Tabelle1.D2" chart:data-source-has-labels="row" svg:x="1.375cm" svg:y="2.218cm" svg:width="23.91cm" svg:height="4.594cm">
          <chartooo:coordinate-region svg:x="1.468cm" svg:y="2.218cm" svg:width="23.63cm" svg:height="3.921cm"/>
          <chart:axis chart:dimension="x" chart:name="primary-x" chart:style-name="ch4"/>
          <chart:axis chart:dimension="y" chart:name="primary-y" chart:style-name="ch5">
            <chart:title svg:x="11.411cm" svg:y="6.813cm" chart:style-name="ch6">
              <text:p>Arbeitszeit</text:p>
            </chart:title>
            <chart:grid chart:style-name="ch7" chart:class="major"/>
          </chart:axis>
          <chart:series chart:style-name="ch8" chart:values-cell-range-address="Tabelle1.A2:Tabelle1.A2" chart:label-cell-address="Tabelle1.A1:Tabelle1.A1" chart:class="chart:bar">
            <chart:data-point/>
          </chart:series>
          <chart:series chart:style-name="ch9" chart:values-cell-range-address="Tabelle1.B2:Tabelle1.B2" chart:label-cell-address="Tabelle1.B1:Tabelle1.B1" chart:class="chart:bar">
            <chart:data-point/>
          </chart:series>
          <chart:series chart:style-name="ch10" chart:values-cell-range-address="Tabelle1.C2:Tabelle1.C2" chart:label-cell-address="Tabelle1.C1:Tabelle1.C1" chart:class="chart:bar">
            <chart:data-point/>
          </chart:series>
          <chart:series chart:style-name="ch11" chart:values-cell-range-address="Tabelle1.D2:Tabelle1.D2" chart:label-cell-address="Tabelle1.D1:Tabelle1.D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glied 1</text:p>
                <draw:g>
                  <svg:desc>Tabelle1.A1:Tabelle1.A1</svg:desc>
                </draw:g>
              </table:table-cell>
              <table:table-cell office:value-type="string">
                <text:p>Mitglied 2</text:p>
                <draw:g>
                  <svg:desc>Tabelle1.B1:Tabelle1.B1</svg:desc>
                </draw:g>
              </table:table-cell>
              <table:table-cell office:value-type="string">
                <text:p>Mitglied 3</text:p>
                <draw:g>
                  <svg:desc>Tabelle1.C1:Tabelle1.C1</svg:desc>
                </draw:g>
              </table:table-cell>
              <table:table-cell office:value-type="string">
                <text:p>Mitglied 4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">
                <text:p>7</text:p>
                <draw:g>
                  <svg:desc>Tabelle1.A2:Tabelle1.A2</svg:desc>
                </draw:g>
              </table:table-cell>
              <table:table-cell office:value-type="float" office:value="8">
                <text:p>8</text:p>
                <draw:g>
                  <svg:desc>Tabelle1.B2:Tabelle1.B2</svg:desc>
                </draw:g>
              </table:table-cell>
              <table:table-cell office:value-type="float" office:value="6">
                <text:p>6</text:p>
                <draw:g>
                  <svg:desc>Tabelle1.C2:Tabelle1.C2</svg:desc>
                </draw:g>
              </table:table-cell>
              <table:table-cell office:value-type="float" office:value="10">
                <text:p>10</text:p>
                <draw:g>
                  <svg:desc>Tabelle1.D2:Tabelle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4cm" svg:height="13.707cm" xlink:href=".." xlink:type="simple" chart:class="chart:line" chart:style-name="ch1">
        <chart:legend svg:x="14.761cm" svg:y="4.471cm" style:legend-expansion="custom" chartooo:width="6.348cm" chartooo:height="3.819cm" style:legend-expansion-aspect-ratio="1.66221523959152" chart:style-name="ch2"/>
        <chart:plot-area chart:style-name="ch3" table:cell-range-address="Tabelle1.A29:Tabelle1.D32" chart:data-source-has-labels="both" svg:x="1.444cm" svg:y="1.344cm" svg:width="13.89cm" svg:height="11.196cm">
          <chartooo:coordinate-region svg:x="3.058cm" svg:y="1.662cm" svg:width="10.66cm" svg:height="9.781cm"/>
          <chart:axis chart:dimension="x" chart:name="primary-x" chart:style-name="ch4" chartooo:axis-type="auto">
            <chartooo:date-scale/>
            <chart:categories table:cell-range-address="Tabelle1.B29:Tabelle1.D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0:Tabelle1.D30" chart:label-cell-address="Tabelle1.A30:Tabelle1.A30" chart:class="chart:line">
            <chart:data-point chart:repeated="3"/>
          </chart:series>
          <chart:series chart:style-name="ch8" chart:values-cell-range-address="Tabelle1.B31:Tabelle1.D31" chart:label-cell-address="Tabelle1.A31:Tabelle1.A31" chart:class="chart:line">
            <chart:data-point chart:repeated="3"/>
          </chart:series>
          <chart:series chart:style-name="ch9" chart:values-cell-range-address="Tabelle1.B32:Tabelle1.D32" chart:label-cell-address="Tabelle1.A32:Tabelle1.A32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1</text:p>
                <draw:g>
                  <svg:desc>Tabelle1.B29:Tabelle1.D29</svg:desc>
                </draw:g>
              </table:table-cell>
              <table:table-cell office:value-type="string">
                <text:p>Iteration 2</text:p>
              </table:table-cell>
              <table:table-cell office:value-type="string">
                <text:p>Iteration 3</text:p>
              </table:table-cell>
            </table:table-row>
          </table:table-header-rows>
          <table:table-rows>
            <table:table-row>
              <table:table-cell office:value-type="string">
                <text:p>Stunden</text:p>
                <draw:g>
                  <svg:desc>Tabelle1.A30:Tabelle1.A30</svg:desc>
                </draw:g>
              </table:table-cell>
              <table:table-cell office:value-type="float" office:value="65">
                <text:p>65</text:p>
                <draw:g>
                  <svg:desc>Tabelle1.B30:Tabelle1.D30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Story Points</text:p>
                <draw:g>
                  <svg:desc>Tabelle1.A31:Tabelle1.A31</svg:desc>
                </draw:g>
              </table:table-cell>
              <table:table-cell office:value-type="float" office:value="24">
                <text:p>24</text:p>
                <draw:g>
                  <svg:desc>Tabelle1.B31:Tabelle1.D31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Velocity</text:p>
                <draw:g>
                  <svg:desc>Tabelle1.A32:Tabelle1.A32</svg:desc>
                </draw:g>
              </table:table-cell>
              <table:table-cell office:value-type="float" office:value="2.70833333333333">
                <text:p>2.70833333333333</text:p>
                <draw:g>
                  <svg:desc>Tabelle1.B32:Tabelle1.D32</svg:desc>
                </draw:g>
              </table:table-cell>
              <table:table-cell office:value-type="float" office:value="2.85185185185185">
                <text:p>2.85185185185185</text:p>
              </table:table-cell>
              <table:table-cell office:value-type="float" office:value="2.18181818181818">
                <text:p>2.181818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